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87.78mm" svg:y="29.48mm">
            <loext:p draw:notify-on-update-of-ranges="Sheet1.B16:Sheet1.B28 Sheet1.E15:Sheet1.E15 Sheet1.E16:Sheet1.E28 Sheet1.F15:Sheet1.F15 Sheet1.F16:Sheet1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Blue LED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uminous Intensity Iv</text:p>
          </table:table-cell>
          <table:covered-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mc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stance d</text:p>
          </table:table-cell>
          <table:covered-table-cell/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lluminance Ev</text:p>
          </table:table-cell>
          <table:covered-table-cell/>
          <table:table-cell table:formula="of:=([.D3]/1000)/(POWER([.D4]/1000;2))" office:value-type="float" office:value="0.8" calcext:value-type="float">
            <text:p>0.8</text:p>
          </table:table-cell>
          <table:table-cell table:style-name="ce2" office:value-type="string" calcext:value-type="string">
            <text:p>lu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ixels per ring</text:p>
          </table:table-cell>
          <table:covered-table-cell/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ow 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lge</text:p>
          </table:table-cell>
          <table:table-cell table:style-name="Default" office:value-type="string" calcext:value-type="string">
            <text:p>Ev</text:p>
          </table:table-cell>
          <table:table-cell office:value-type="string" calcext:value-type="string">
            <text:p>total Ev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7.5" calcext:value-type="float">
            <text:p>77.5</text:p>
          </table:table-cell>
          <table:table-cell table:formula="of:=ATAN([.C8]/([.$D$4]))" office:value-type="float" office:value="0.153776300119508" calcext:value-type="float">
            <text:p>0.1537763001</text:p>
          </table:table-cell>
          <table:table-cell table:style-name="Default" table:formula="of:=[.$D$5]*COS([.D8])" office:value-type="float" office:value="0.790559764713243" calcext:value-type="float">
            <text:p>0.7905597647</text:p>
          </table:table-cell>
          <table:table-cell table:formula="of:=[.E8]*[.$D$6]" office:value-type="float" office:value="47.4335858827946" calcext:value-type="float">
            <text:p>47.433585882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ATAN([.C9]/([.$D$4]))" office:value-type="float" office:value="0.172275216953529" calcext:value-type="float">
            <text:p>0.172275217</text:p>
          </table:table-cell>
          <table:table-cell table:style-name="Default" table:formula="of:=[.$D$5]*COS([.D9])" office:value-type="float" office:value="0.788157831759097" calcext:value-type="float">
            <text:p>0.7881578318</text:p>
          </table:table-cell>
          <table:table-cell table:formula="of:=[.E9]*[.$D$6]" office:value-type="float" office:value="47.2894699055458" calcext:value-type="float">
            <text:p>47.289469905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ATAN([.C10]/([.$D$4]))" office:value-type="float" office:value="0.191619728814645" calcext:value-type="float">
            <text:p>0.1916197288</text:p>
          </table:table-cell>
          <table:table-cell table:style-name="Default" table:formula="of:=[.$D$5]*COS([.D10])" office:value-type="float" office:value="0.785357637522107" calcext:value-type="float">
            <text:p>0.7853576375</text:p>
          </table:table-cell>
          <table:table-cell table:formula="of:=[.E10]*[.$D$6]" office:value-type="float" office:value="47.1214582513264" calcext:value-type="float">
            <text:p>47.12145825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Default"/>
          <table:table-cell table:formula="of:=SUM([.F8:.F10])" office:value-type="float" office:value="141.844514039667" calcext:value-type="float">
            <text:p>141.8445140397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ance d</text:p>
          </table:table-cell>
          <table:table-cell office:value-type="string" calcext:value-type="string">
            <text:p>all ring</text:p>
          </table:table-cell>
          <table:table-cell office:value-type="string" calcext:value-type="string">
            <text:p>angle factor</text:p>
          </table:table-cell>
          <table:table-cell table:style-name="Default" office:value-type="string" calcext:value-type="string">
            <text:p>with angle</text:p>
          </table:table-cell>
          <table:table-cell office:value-type="string" calcext:value-type="string">
            <text:p>without angle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(([.$D$6]*([.$D$3]/1000)/POWER(([.B16]/1000);2)))" office:value-type="float" office:value="1200" calcext:value-type="float">
            <text:p>1200</text:p>
          </table:table-cell>
          <table:table-cell table:formula="of:=COS(ATAN([.$C$8]/[.B16]))+COS(ATAN([.$C$9]/[.B16]))+COS(ATAN([.$C$10]/[.B16]))" office:value-type="float" office:value="2.26264981060649" calcext:value-type="float">
            <text:p>2.2626498106</text:p>
          </table:table-cell>
          <table:table-cell table:formula="of:=[.C16]*[.D16]" office:value-type="float" office:value="2715.17977272779" calcext:value-type="float">
            <text:p>2715.18</text:p>
          </table:table-cell>
          <table:table-cell table:style-name="ce3" table:formula="of:=[.C16]*3" office:value-type="float" office:value="3600" calcext:value-type="float">
            <text:p>3600.0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 (([.$D$6]*([.$D$3]/1000)/POWER(([.B17]/1000);2)))" office:value-type="float" office:value="300" calcext:value-type="float">
            <text:p>300</text:p>
          </table:table-cell>
          <table:table-cell table:formula="of:=COS(ATAN([.$C$8]/[.B17]))+COS(ATAN([.$C$9]/[.B17]))+COS(ATAN([.$C$10]/[.B17]))" office:value-type="float" office:value="2.74919919592496" calcext:value-type="float">
            <text:p>2.7491991959</text:p>
          </table:table-cell>
          <table:table-cell table:formula="of:=[.C17]*[.D17]" office:value-type="float" office:value="824.759758777488" calcext:value-type="float">
            <text:p>824.76</text:p>
          </table:table-cell>
          <table:table-cell table:style-name="ce3" table:formula="of:=[.C17]*3" office:value-type="float" office:value="900" calcext:value-type="float">
            <text:p>900.00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 (([.$D$6]*([.$D$3]/1000)/POWER(([.B18]/1000);2)))" office:value-type="float" office:value="133.333333333333" calcext:value-type="float">
            <text:p>133.3333333333</text:p>
          </table:table-cell>
          <table:table-cell table:formula="of:=COS(ATAN([.$C$8]/[.B18]))+COS(ATAN([.$C$9]/[.B18]))+COS(ATAN([.$C$10]/[.B18]))" office:value-type="float" office:value="2.88014260305166" calcext:value-type="float">
            <text:p>2.8801426031</text:p>
          </table:table-cell>
          <table:table-cell table:formula="of:=[.C18]*[.D18]" office:value-type="float" office:value="384.019013740222" calcext:value-type="float">
            <text:p>384.02</text:p>
          </table:table-cell>
          <table:table-cell table:style-name="ce3" table:formula="of:=[.C18]*3" office:value-type="float" office:value="400" calcext:value-type="float">
            <text:p>400.00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 (([.$D$6]*([.$D$3]/1000)/POWER(([.B19]/1000);2)))" office:value-type="float" office:value="75" calcext:value-type="float">
            <text:p>75</text:p>
          </table:table-cell>
          <table:table-cell table:formula="of:=COS(ATAN([.$C$8]/[.B19]))+COS(ATAN([.$C$9]/[.B19]))+COS(ATAN([.$C$10]/[.B19]))" office:value-type="float" office:value="2.93073046259907" calcext:value-type="float">
            <text:p>2.9307304626</text:p>
          </table:table-cell>
          <table:table-cell table:formula="of:=[.C19]*[.D19]" office:value-type="float" office:value="219.80478469493" calcext:value-type="float">
            <text:p>219.80</text:p>
          </table:table-cell>
          <table:table-cell table:style-name="ce3" table:formula="of:=[.C19]*3" office:value-type="float" office:value="225" calcext:value-type="float">
            <text:p>225.00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 (([.$D$6]*([.$D$3]/1000)/POWER(([.B20]/1000);2)))" office:value-type="float" office:value="48" calcext:value-type="float">
            <text:p>48</text:p>
          </table:table-cell>
          <table:table-cell table:formula="of:=COS(ATAN([.$C$8]/[.B20]))+COS(ATAN([.$C$9]/[.B20]))+COS(ATAN([.$C$10]/[.B20]))" office:value-type="float" office:value="2.95509404249306" calcext:value-type="float">
            <text:p>2.9550940425</text:p>
          </table:table-cell>
          <table:table-cell table:formula="of:=[.C20]*[.D20]" office:value-type="float" office:value="141.844514039667" calcext:value-type="float">
            <text:p>141.84</text:p>
          </table:table-cell>
          <table:table-cell table:style-name="ce3" table:formula="of:=[.C20]*3" office:value-type="float" office:value="144" calcext:value-type="float">
            <text:p>144.00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 (([.$D$6]*([.$D$3]/1000)/POWER(([.B21]/1000);2)))" office:value-type="float" office:value="33.3333333333333" calcext:value-type="float">
            <text:p>33.3333333333</text:p>
          </table:table-cell>
          <table:table-cell table:formula="of:=COS(ATAN([.$C$8]/[.B21]))+COS(ATAN([.$C$9]/[.B21]))+COS(ATAN([.$C$10]/[.B21]))" office:value-type="float" office:value="2.96859400751279" calcext:value-type="float">
            <text:p>2.9685940075</text:p>
          </table:table-cell>
          <table:table-cell table:formula="of:=[.C21]*[.D21]" office:value-type="float" office:value="98.9531335837598" calcext:value-type="float">
            <text:p>98.95</text:p>
          </table:table-cell>
          <table:table-cell table:style-name="ce3" table:formula="of:=[.C21]*3" office:value-type="float" office:value="100" calcext:value-type="float">
            <text:p>100.00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 (([.$D$6]*([.$D$3]/1000)/POWER(([.B22]/1000);2)))" office:value-type="float" office:value="24.4897959183673" calcext:value-type="float">
            <text:p>24.4897959184</text:p>
          </table:table-cell>
          <table:table-cell table:formula="of:=COS(ATAN([.$C$8]/[.B22]))+COS(ATAN([.$C$9]/[.B22]))+COS(ATAN([.$C$10]/[.B22]))" office:value-type="float" office:value="2.97682689292583" calcext:value-type="float">
            <text:p>2.9768268929</text:p>
          </table:table-cell>
          <table:table-cell table:formula="of:=[.C22]*[.D22]" office:value-type="float" office:value="72.9018830920612" calcext:value-type="float">
            <text:p>72.90</text:p>
          </table:table-cell>
          <table:table-cell table:style-name="ce3" table:formula="of:=[.C22]*3" office:value-type="float" office:value="73.4693877551021" calcext:value-type="float">
            <text:p>73.47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 (([.$D$6]*([.$D$3]/1000)/POWER(([.B23]/1000);2)))" office:value-type="float" office:value="18.75" calcext:value-type="float">
            <text:p>18.75</text:p>
          </table:table-cell>
          <table:table-cell table:formula="of:=COS(ATAN([.$C$8]/[.B23]))+COS(ATAN([.$C$9]/[.B23]))+COS(ATAN([.$C$10]/[.B23]))" office:value-type="float" office:value="2.98220833549509" calcext:value-type="float">
            <text:p>2.9822083355</text:p>
          </table:table-cell>
          <table:table-cell table:formula="of:=[.C23]*[.D23]" office:value-type="float" office:value="55.916406290533" calcext:value-type="float">
            <text:p>55.92</text:p>
          </table:table-cell>
          <table:table-cell table:style-name="ce3" table:formula="of:=[.C23]*3" office:value-type="float" office:value="56.25" calcext:value-type="float">
            <text:p>56.25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 (([.$D$6]*([.$D$3]/1000)/POWER(([.B24]/1000);2)))" office:value-type="float" office:value="14.8148148148148" calcext:value-type="float">
            <text:p>14.8148148148</text:p>
          </table:table-cell>
          <table:table-cell table:formula="of:=COS(ATAN([.$C$8]/[.B24]))+COS(ATAN([.$C$9]/[.B24]))+COS(ATAN([.$C$10]/[.B24]))" office:value-type="float" office:value="2.98591529021103" calcext:value-type="float">
            <text:p>2.9859152902</text:p>
          </table:table-cell>
          <table:table-cell table:formula="of:=[.C24]*[.D24]" office:value-type="float" office:value="44.2357820772004" calcext:value-type="float">
            <text:p>44.24</text:p>
          </table:table-cell>
          <table:table-cell table:style-name="ce3" table:formula="of:=[.C24]*3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 (([.$D$6]*([.$D$3]/1000)/POWER(([.B25]/1000);2)))" office:value-type="float" office:value="12" calcext:value-type="float">
            <text:p>12</text:p>
          </table:table-cell>
          <table:table-cell table:formula="of:=COS(ATAN([.$C$8]/[.B25]))+COS(ATAN([.$C$9]/[.B25]))+COS(ATAN([.$C$10]/[.B25]))" office:value-type="float" office:value="2.98857562512768" calcext:value-type="float">
            <text:p>2.9885756251</text:p>
          </table:table-cell>
          <table:table-cell table:formula="of:=[.C25]*[.D25]" office:value-type="float" office:value="35.8629075015322" calcext:value-type="float">
            <text:p>35.86</text:p>
          </table:table-cell>
          <table:table-cell table:style-name="ce3" table:formula="of:=[.C25]*3" office:value-type="float" office:value="36" calcext:value-type="float">
            <text:p>36.00</text:p>
          </table:table-cell>
          <table:table-cell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 (([.$D$6]*([.$D$3]/1000)/POWER(([.B26]/1000);2)))" office:value-type="float" office:value="9.91735537190083" calcext:value-type="float">
            <text:p>9.9173553719</text:p>
          </table:table-cell>
          <table:table-cell table:formula="of:=COS(ATAN([.$C$8]/[.B26]))+COS(ATAN([.$C$9]/[.B26]))+COS(ATAN([.$C$10]/[.B26]))" office:value-type="float" office:value="2.99054870450006" calcext:value-type="float">
            <text:p>2.9905487045</text:p>
          </table:table-cell>
          <table:table-cell table:formula="of:=[.C26]*[.D26]" office:value-type="float" office:value="29.6583342595047" calcext:value-type="float">
            <text:p>29.66</text:p>
          </table:table-cell>
          <table:table-cell table:style-name="ce3" table:formula="of:=[.C26]*3" office:value-type="float" office:value="29.7520661157025" calcext:value-type="float">
            <text:p>29.75</text:p>
          </table:table-cell>
          <table:table-cell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 (([.$D$6]*([.$D$3]/1000)/POWER(([.B27]/1000);2)))" office:value-type="float" office:value="8.33333333333333" calcext:value-type="float">
            <text:p>8.3333333333</text:p>
          </table:table-cell>
          <table:table-cell table:formula="of:=COS(ATAN([.$C$8]/[.B27]))+COS(ATAN([.$C$9]/[.B27]))+COS(ATAN([.$C$10]/[.B27]))" office:value-type="float" office:value="2.99205209780987" calcext:value-type="float">
            <text:p>2.9920520978</text:p>
          </table:table-cell>
          <table:table-cell table:formula="of:=[.C27]*[.D27]" office:value-type="float" office:value="24.9337674817489" calcext:value-type="float">
            <text:p>24.93</text:p>
          </table:table-cell>
          <table:table-cell table:style-name="ce3" table:formula="of:=[.C27]*3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 (([.$D$6]*([.$D$3]/1000)/POWER(([.B28]/1000);2)))" office:value-type="float" office:value="7.10059171597633" calcext:value-type="float">
            <text:p>7.100591716</text:p>
          </table:table-cell>
          <table:table-cell table:formula="of:=COS(ATAN([.$C$8]/[.B28]))+COS(ATAN([.$C$9]/[.B28]))+COS(ATAN([.$C$10]/[.B28]))" office:value-type="float" office:value="2.9932237127342" calcext:value-type="float">
            <text:p>2.9932237127</text:p>
          </table:table-cell>
          <table:table-cell table:formula="of:=[.C28]*[.D28]" office:value-type="float" office:value="21.2536594987043" calcext:value-type="float">
            <text:p>21.25</text:p>
          </table:table-cell>
          <table:table-cell table:style-name="ce3" table:formula="of:=[.C28]*3" office:value-type="float" office:value="21.301775147929" calcext:value-type="float">
            <text:p>21.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00/00/00</text:date>, <text:time style:data-style-name="N2" text:time-value="14:18:28.955931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23:46.284621917</meta:creation-date>
    <dc:date>2017-11-08T18:39:21.100160919</dc:date>
    <meta:editing-duration>PT4H33M</meta:editing-duration>
    <meta:editing-cycles>3</meta:editing-cycles>
    <meta:generator>LibreOffice/5.1.6.2$Linux_X86_64 LibreOffice_project/10m0$Build-2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stroke-dash="Ultrafine_20_2_20_Dots_20_3_20_Dashes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595cm" svg:y="0.316cm" chart:style-name="ch2">
          <text:p>Illuminance received per distance</text:p>
        </chart:title>
        <chart:legend svg:x="11.919cm" svg:y="0.617cm" style:legend-expansion="custom" chartooo:width="3.145cm" chartooo:height="1.096cm" style:legend-expansion-aspect-ratio="2.86952554744526" chart:style-name="ch3"/>
        <chart:plot-area chart:style-name="ch4" table:cell-range-address="Sheet1.B16:Sheet1.B28 Sheet1.E15:Sheet1.F28" chart:data-source-has-labels="both" svg:x="1.33cm" svg:y="1.275cm" svg:width="14.349cm" svg:height="6.57cm">
          <chartooo:coordinate-region svg:x="2.798cm" svg:y="1.474cm" svg:width="12.509cm" svg:height="5.724cm"/>
          <chart:axis chart:dimension="x" chart:name="primary-x" chart:style-name="ch5" chartooo:axis-type="auto">
            <chartooo:date-scale/>
            <chart:title svg:x="7.402cm" svg:y="8.025cm" chart:style-name="ch6">
              <text:p>Distance (mm)</text:p>
            </chart:title>
            <chart:categories table:cell-range-address="Sheet1.B16:Sheet1.B28"/>
          </chart:axis>
          <chart:axis chart:dimension="x" chart:name="secondary-x" chart:style-name="ch7"/>
          <chart:axis chart:dimension="y" chart:name="primary-y" chart:style-name="ch8">
            <chart:title svg:x="0.451cm" svg:y="5.808cm" chart:style-name="ch9">
              <text:p>Illuminance (lux)</text:p>
            </chart:title>
            <chart:grid chart:style-name="ch10" chart:class="major"/>
          </chart:axis>
          <chart:series chart:style-name="ch11" chart:values-cell-range-address="Sheet1.E16:Sheet1.E28" chart:label-cell-address="Sheet1.E15:Sheet1.E15" chart:class="chart:line">
            <chart:data-point chart:repeated="13"/>
          </chart:series>
          <chart:series chart:style-name="ch12" chart:values-cell-range-address="Sheet1.F16:Sheet1.F28" chart:label-cell-address="Sheet1.F15:Sheet1.F15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angle</text:p>
                <draw:g>
                  <svg:desc>Sheet1.E15:Sheet1.E15</svg:desc>
                </draw:g>
              </table:table-cell>
              <table:table-cell office:value-type="string">
                <text:p>without angle</text:p>
                <draw:g>
                  <svg:desc>Sheet1.F15:Sheet1.F1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16:Sheet1.B28</svg:desc>
                </draw:g>
              </table:table-cell>
              <table:table-cell office:value-type="float" office:value="2715.17977272779">
                <text:p>2715.17977272779</text:p>
                <draw:g>
                  <svg:desc>Sheet1.E16:Sheet1.E28</svg:desc>
                </draw:g>
              </table:table-cell>
              <table:table-cell office:value-type="float" office:value="3600">
                <text:p>3600</text:p>
                <draw:g>
                  <svg:desc>Sheet1.F16:Sheet1.F2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24.759758777488">
                <text:p>824.75975877748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4.019013740222">
                <text:p>384.0190137402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9.80478469493">
                <text:p>219.8047846949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1.844514039667">
                <text:p>141.8445140396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8.9531335837598">
                <text:p>98.9531335837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2.9018830920612">
                <text:p>72.9018830920612</text:p>
              </table:table-cell>
              <table:table-cell office:value-type="float" office:value="73.4693877551021">
                <text:p>73.469387755102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5.916406290533">
                <text:p>55.916406290533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4.2357820772004">
                <text:p>44.2357820772004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5.8629075015322">
                <text:p>35.8629075015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9.6583342595047">
                <text:p>29.6583342595047</text:p>
              </table:table-cell>
              <table:table-cell office:value-type="float" office:value="29.7520661157025">
                <text:p>29.75206611570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4.9337674817489">
                <text:p>24.9337674817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1.2536594987043">
                <text:p>21.2536594987043</text:p>
              </table:table-cell>
              <table:table-cell office:value-type="float" office:value="21.301775147929">
                <text:p>21.301775147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